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6429" officeooo:paragraph-rsid="000f6429"/>
    </style:style>
    <style:style style:name="P2" style:family="paragraph" style:parent-style-name="Standard">
      <style:text-properties officeooo:paragraph-rsid="000f6429"/>
    </style:style>
    <style:style style:name="P3" style:family="paragraph">
      <loext:graphic-properties draw:fill-color="#00cc00" draw:opacity="50%"/>
      <style:paragraph-properties fo:text-align="center"/>
    </style:style>
    <style:style style:name="P4" style:family="paragraph">
      <loext:graphic-properties draw:fill="none" draw:fill-color="#000000" draw:opacity="100%"/>
      <style:paragraph-properties fo:text-align="center"/>
    </style:style>
    <style:style style:name="T1" style:family="text">
      <style:text-properties officeooo:rsid="000b3b98"/>
    </style:style>
    <style:style style:name="T2" style:family="text">
      <style:text-properties officeooo:rsid="000e4641"/>
    </style:style>
    <style:style style:name="T3" style:family="text">
      <style:text-properties fo:color="#000000" style:font-name="Linux Biolinum G" fo:font-size="12pt" fo:font-style="normal" fo:font-weight="normal"/>
    </style:style>
    <style:style style:name="gr1" style:family="graphic">
      <style:graphic-properties draw:stroke="dash" draw:stroke-dash="Dashed_20__28_var_29__20_5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ed_20__28_var_29__20_4" svg:stroke-width="0.18mm" svg:stroke-color="#000000" svg:stroke-opacity="0%" draw:stroke-linejoin="round" svg:stroke-linecap="butt" draw:fill="none" draw:fill-color="#000000" draw:opacity="100%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0" draw:z-index="0" draw:name="turtle" draw:style-name="gr1" draw:text-style-name="P3" drawooo:display="printer" svg:width="0mm" svg:height="0mm" svg:x="104.92mm" svg:y="127.25mm" svg:viewBox="0 0 0 0" draw:points="0,0">
        <text:p/>
      </draw:polygon>
      <draw:rect text:anchor-type="page" text:anchor-page-number="0" draw:z-index="1" draw:style-name="gr2" draw:text-style-name="P4" svg:width="5.42mm" svg:height="4.96mm" svg:x="102.22mm" svg:y="61.28mm">
        <text:p><text:span text:style-name="T3">13</text:span></text:p>
      </draw:rect>
      <draw:rect text:anchor-type="page" text:anchor-page-number="0" draw:z-index="2" draw:style-name="gr2" draw:text-style-name="P4" svg:width="2.74mm" svg:height="4.96mm" svg:x="103.58mm" svg:y="68.33mm">
        <text:p><text:span text:style-name="T3">7</text:span></text:p>
      </draw:rect>
      <draw:rect text:anchor-type="page" text:anchor-page-number="0" draw:z-index="3" draw:style-name="gr2" draw:text-style-name="P4" svg:width="5.42mm" svg:height="4.96mm" svg:x="102.22mm" svg:y="75.39mm">
        <text:p><text:span text:style-name="T3">30</text:span></text:p>
      </draw:rect>
      <draw:rect text:anchor-type="page" text:anchor-page-number="0" draw:z-index="4" draw:style-name="gr2" draw:text-style-name="P4" svg:width="47.17mm" svg:height="4.96mm" svg:x="81.35mm" svg:y="82.44mm">
        <text:p><text:span text:style-name="T3">3.3333333333333335</text:span></text:p>
      </draw:rect>
      <draw:rect text:anchor-type="page" text:anchor-page-number="0" draw:z-index="5" draw:style-name="gr2" draw:text-style-name="P4" svg:width="2.74mm" svg:height="4.96mm" svg:x="103.58mm" svg:y="89.5mm">
        <text:p><text:span text:style-name="T3">3</text:span></text:p>
      </draw:rect>
      <draw:rect text:anchor-type="page" text:anchor-page-number="0" draw:z-index="6" draw:style-name="gr2" draw:text-style-name="P4" svg:width="2.74mm" svg:height="4.96mm" svg:x="103.58mm" svg:y="96.56mm">
        <text:p><text:span text:style-name="T3">1</text:span></text:p>
      </draw:rect>
      <draw:rect text:anchor-type="page" text:anchor-page-number="0" draw:z-index="7" draw:style-name="gr2" draw:text-style-name="P4" svg:width="10.82mm" svg:height="4.96mm" svg:x="99.54mm" svg:y="103.61mm">
        <text:p><text:span text:style-name="T3">1000</text:span></text:p>
      </draw:rect>
      <draw:rect text:anchor-type="page" text:anchor-page-number="0" draw:z-index="8" draw:style-name="gr2" draw:text-style-name="P4" svg:width="44.48mm" svg:height="4.96mm" svg:x="82.71mm" svg:y="110.67mm">
        <text:p><text:span text:style-name="T3">3.039283710065919</text:span></text:p>
      </draw:rect>
      <draw:rect text:anchor-type="page" text:anchor-page-number="0" draw:z-index="9" draw:style-name="gr2" draw:text-style-name="P4" svg:width="44.48mm" svg:height="4.96mm" svg:x="82.71mm" svg:y="117.72mm">
        <text:p><text:span text:style-name="T3">6.181980515339464</text:span></text:p>
      </draw:rect>
      <draw:rect text:anchor-type="page" text:anchor-page-number="0" draw:z-index="10" draw:style-name="gr2" draw:text-style-name="P4" svg:width="47.17mm" svg:height="4.96mm" svg:x="81.35mm" svg:y="124.78mm">
        <text:p><text:span text:style-name="T3">16.535433070866144</text:span></text:p>
      </draw:rect>
      <text:p text:style-name="Standard">CLEARSCREEN</text:p>
      <text:p text:style-name="Standard">HOME</text:p>
      <text:p text:style-name="Standard">HIDETURTLE</text:p>
      <text:p text:style-name="Standard">PENUP</text:p>
      <text:p text:style-name="Standard"/>
      <text:p text:style-name="Standard">A = 10 </text:p>
      <text:p text:style-name="Standard">B = 3</text:p>
      <text:p text:style-name="Standard"/>
      <text:p text:style-name="Standard"><text:span text:style-name="T1">X</text:span> = POSITION[<text:span text:style-name="T1">0] </text:span></text:p>
      <text:p text:style-name="Standard">Y = POSITION[1]-3*20-<text:span text:style-name="T2">180</text:span></text:p>
      <text:p text:style-name="Standard">POSITION [X, Y]</text:p>
      <text:p text:style-name="Standard"/>
      <text:p text:style-name="Standard">LABEL <text:s/>A+B BACK 20<text:tab/></text:p>
      <text:p text:style-name="Standard">LABEL <text:s/>A-B BACK 20</text:p>
      <text:p text:style-name="Standard">LABEL <text:s/>A*B BACK 20</text:p>
      <text:p text:style-name="Standard">LABEL <text:s/>A/B BACK 20</text:p>
      <text:p text:style-name="Standard">LABEL <text:s/>A//B BACK 20</text:p>
      <text:p text:style-name="Standard">LABEL <text:s/>A%B BACK 20</text:p>
      <text:p text:style-name="Standard">LABEL <text:s/>A**B BACK 20</text:p>
      <text:p text:style-name="Standard"/>
      <text:p text:style-name="Standard"/>
      <text:p text:style-name="P1">C = 5</text:p>
      <text:p text:style-name="P1">LABEL B+SQRT(B**-4*A*C)/(2*A)</text:p>
      <text:p text:style-name="P1">BACK 20</text:p>
      <text:p text:style-name="P1">LABEL B+SQRT(B**+4*A*C)/(2*A) </text:p>
      <text:p text:style-name="P1">BACK 20</text:p>
      <text:p text:style-name="P1"/>
      <text:p text:style-name="P2">A = 127</text:p>
      <text:p text:style-name="P2">B = 21</text:p>
      <text:p text:style-name="P1">LABEL B/A*1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draw:stroke-dash draw:name="Dashed_20__28_var_29__20_5" draw:display-name="Dashed (var) 5" draw:style="rect" draw:dots2="1" draw:dots2-length="0.2mm" draw:distance="0.2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35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1:21:43.035188384</meta:creation-date>
    <dc:date>2016-08-06T14:58:45.578954349</dc:date>
    <meta:editing-duration>PT2H3M</meta:editing-duration>
    <meta:editing-cycles>4</meta:editing-cycles>
    <meta:generator>LibreOffice/5.0.6.2$Linux_X86_64 LibreOffice_project/00m0$Build-2</meta:generator>
    <meta:document-statistic meta:table-count="0" meta:image-count="0" meta:object-count="0" meta:page-count="1" meta:paragraph-count="24" meta:word-count="66" meta:character-count="330" meta:non-whitespace-character-count="277"/>
  </office:meta>
</office:document-meta>
</file>